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f9191" officeooo:paragraph-rsid="001f9191"/>
    </style:style>
    <style:style style:name="P2" style:family="paragraph" style:parent-style-name="Standard">
      <style:text-properties officeooo:rsid="00084ba3" officeooo:paragraph-rsid="001f9191"/>
    </style:style>
    <style:style style:name="P3" style:family="paragraph" style:parent-style-name="Standard">
      <style:paragraph-properties fo:margin-top="0.101cm" fo:margin-bottom="0.101cm" loext:contextual-spacing="false" fo:line-height="115%" fo:text-align="start" style:justify-single-word="false"/>
      <style:text-properties style:font-name="FreeSans" fo:font-size="12pt" style:text-underline-style="solid" style:text-underline-width="auto" style:text-underline-color="font-color" officeooo:rsid="0018f69a" officeooo:paragraph-rsid="001f9191" style:font-size-asian="10.5pt" style:font-size-complex="12pt"/>
    </style:style>
    <style:style style:name="P4" style:family="paragraph" style:parent-style-name="Standard">
      <style:paragraph-properties fo:margin-top="0cm" fo:margin-bottom="0cm" loext:contextual-spacing="false" fo:line-height="115%"/>
      <style:text-properties officeooo:paragraph-rsid="001f9191"/>
    </style:style>
    <style:style style:name="P5" style:family="paragraph" style:parent-style-name="Standard">
      <style:paragraph-properties fo:margin-top="0cm" fo:margin-bottom="0cm" loext:contextual-spacing="false" fo:line-height="115%"/>
      <style:text-properties style:text-underline-style="none" officeooo:rsid="002b5bcf" officeooo:paragraph-rsid="001f9191"/>
    </style:style>
    <style:style style:name="P6" style:family="paragraph" style:parent-style-name="Standard">
      <style:paragraph-properties fo:margin-top="0cm" fo:margin-bottom="0cm" loext:contextual-spacing="false" fo:line-height="115%"/>
      <style:text-properties style:text-underline-style="none" officeooo:rsid="00280a9c" officeooo:paragraph-rsid="001f9191"/>
    </style:style>
    <style:style style:name="P7" style:family="paragraph" style:parent-style-name="Standard">
      <style:paragraph-properties fo:margin-top="0cm" fo:margin-bottom="0cm" loext:contextual-spacing="false" fo:line-height="115%"/>
      <style:text-properties officeooo:rsid="001fa2b4" officeooo:paragraph-rsid="001fa2b4"/>
    </style:style>
    <style:style style:name="T1" style:family="text">
      <style:text-properties officeooo:rsid="001f9191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90a96"/>
    </style:style>
    <style:style style:name="T4" style:family="text">
      <style:text-properties style:text-underline-style="none" officeooo:rsid="0029d552"/>
    </style:style>
    <style:style style:name="T5" style:family="text">
      <style:text-properties style:text-underline-style="none" officeooo:rsid="002c79c0"/>
    </style:style>
    <style:style style:name="T6" style:family="text">
      <style:text-properties style:text-underline-style="none" officeooo:rsid="002d0ede"/>
    </style:style>
    <style:style style:name="T7" style:family="text">
      <style:text-properties style:text-underline-style="none" officeooo:rsid="002b5bcf"/>
    </style:style>
    <style:style style:name="T8" style:family="text">
      <style:text-properties style:text-underline-style="none" officeooo:rsid="001f9191"/>
    </style:style>
    <style:style style:name="T9" style:family="text">
      <style:text-properties style:text-underline-style="none" officeooo:rsid="002085ef"/>
    </style:style>
    <style:style style:name="T10" style:family="text">
      <style:text-properties officeooo:rsid="002e0962"/>
    </style:style>
    <style:style style:name="T11" style:family="text">
      <style:text-properties officeooo:rsid="00090a96"/>
    </style:style>
    <style:style style:name="T12" style:family="text">
      <style:text-properties officeooo:rsid="002ee694"/>
    </style:style>
    <style:style style:name="T13" style:family="text">
      <style:text-properties officeooo:rsid="00084ba3"/>
    </style:style>
    <style:style style:name="T14" style:family="text">
      <style:text-properties style:font-name="FreeSans" fo:font-size="12pt" style:text-underline-style="none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4">Team: </text:span><text:span text:style-name="T13"><text:tab/><text:tab/><text:tab/>Alina Littek: 180016182</text:span></text:p>
      <text:p text:style-name="P2"><text:tab/><text:tab/><text:tab/><text:tab/><text:span text:style-name="T1">Bjarne Kopplin</text:span>: </text:p>
      <text:p text:style-name="P2"><text:tab/><text:tab/><text:tab/><text:tab/>_</text:p>
      <text:p text:style-name="P2"><text:tab/><text:tab/><text:tab/><text:tab/>_</text:p>
      <text:p text:style-name="P2"><text:tab/><text:tab/><text:tab/><text:tab/>_</text:p>
      <text:p text:style-name="P2"/>
      <text:p text:style-name="P4"><text:span text:style-name="T3">I</text:span><text:span text:style-name="T4">n this report </text:span><text:span text:style-name="T5">we </text:span><text:span text:style-name="T4">will detail how </text:span><text:span text:style-name="T3">our</text:span><text:span text:style-name="T4"> approached the </text:span><text:span text:style-name="T6">task to make a </text:span><text:span text:style-name="T8">Manchester Baby and an Assembler</text:span><text:span text:style-name="T3"> in C++ </text:span><text:span text:style-name="T8">for the thiord assignment,</text:span><text:span text:style-name="T4"> the probl</text:span><text:span text:style-name="T7">e</text:span><text:span text:style-name="T4">m</text:span><text:span text:style-name="T7">s that we faced with this </text:span><text:span text:style-name="T8">group project</text:span><text:span text:style-name="T7"> and </text:span><text:span text:style-name="T3">what solutions we found to</text:span><text:span text:style-name="T7"> solve those issues.</text:span></text:p>
      <text:p text:style-name="P4"><text:span text:style-name="T7"/></text:p>
      <text:p text:style-name="P7"><text:span text:style-name="T7">T</text:span><text:span text:style-name="T2">wo team members worked on the implementation of the manchester bayy, while the three others started on the Assembler.</text:span></text:p>
      <text:p text:style-name="P7"><text:span text:style-name="T2">At the start of working on the manchester baby, we already faced a great challenge when tying to come up with a good structure that would make the process more clear.</text:span></text:p>
      <text:p text:style-name="P7"><text:span text:style-name="T2">In th</text:span><text:span text:style-name="T9">e</text:span><text:span text:style-name="T2"> end we decided on </text:span></text:p>
      <text:p text:style-name="P5"/>
      <text:p text:style-name="P4"/>
      <text:p text:style-name="P6">In conclusion, as a team we all work<text:span text:style-name="T10">ed</text:span> very well together, org<text:span text:style-name="T10">a</text:span>nising work <text:span text:style-name="T10">in advance</text:span> and meetin<text:span text:style-name="T11">g </text:span>to <text:span text:style-name="T11">finish the individual</text:span> <text:span text:style-name="T12">tasks</text:span> on time. <text:span text:style-name="T12">Alt</text:span>hough the assignment provid<text:span text:style-name="T10">ed</text:span> many ch<text:span text:style-name="T10">a</text:span>ll<text:span text:style-name="T10">e</text:span>nges, we <text:span text:style-name="T10">manged to implement a working Manchester Baby as well as the Assembler for it.</text:span></text:p>
      <text:p text:style-name="P6"/>
      <text:p text:style-name="P3">Word count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0:27:14.504380108</meta:creation-date>
    <dc:date>2019-11-22T12:02:29.193979193</dc:date>
    <meta:editing-duration>PT1H15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55" meta:character-count="893" meta:non-whitespace-character-count="727"/>
  </office:meta>
</office:document-meta>
</file>